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24-01-0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23-01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22-01-25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20-01-0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3312" calcext:value-type="float">
            <text:p>100.4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19-01-09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18-01-1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17-01-11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16-01-06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15-01-0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14-01-08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13-01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3158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